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.266cm" fo:min-width="2.237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.266cm" fo:min-width="2.487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212cm" svg:stroke-color="#000000" draw:marker-end="msArrowOpenEnd_20_5" draw:marker-end-width="0.954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0.508cm" fo:min-width="3.177cm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7cm" fo:min-width="3.321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7cm" fo:min-width="3.101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0.77cm" fo:min-width="1.712cm" fo:padding-top="0.13cm" fo:padding-bottom="0.13cm" fo:padding-left="0.25cm" fo:padding-right="0.25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" style:family="text">
      <style:text-properties style:text-position="-25% 58%" fo:font-size="14pt" fo:language="en" fo:country="US" fo:font-style="italic" style:font-size-asian="14pt" style:font-style-asian="italic" style:font-size-complex="14pt" style:font-style-complex="italic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6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7" style:family="text">
      <style:text-properties style:text-position="-25% 58%" fo:font-size="16pt" fo:language="en" fo:country="US" fo:font-style="italic" style:font-size-asian="16pt" style:font-style-asian="italic" style:font-size-complex="16pt" style:font-style-complex="italic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family="Symbol" style:font-family-generic="modern" style:font-pitch="variable" style:font-charset="x-symbol" fo:font-size="16pt" fo:language="en" fo:country="US" style:font-size-asian="16pt" style:font-size-complex="16pt"/>
    </style:style>
    <style:style style:name="T10" style:family="text">
      <style:text-properties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text-position="-25% 58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694cm" svg:height="4.961cm" svg:x="6.264cm" svg:y="1.8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737cm" svg:height="1.526cm" svg:x="6.219cm" svg:y="6.829cm">
            <text:p text:style-name="P2"><text:span text:style-name="T1">Hot object</text:span></text:p>
            <text:p text:style-name="P2"><text:span text:style-name="T1"><text:s text:c="5"/></text:span><text:span text:style-name="T1">at </text:span><text:span text:style-name="T2">T</text:span><text:span text:style-name="T3">h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" draw:text-style-name="P1" draw:layer="layout" svg:width="2.695cm" svg:height="4.961cm" svg:x="13.147cm" svg:y="1.8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987cm" svg:height="1.526cm" svg:x="13.1cm" svg:y="6.829cm">
            <text:p text:style-name="P2"><text:span text:style-name="T1">Cold object</text:span></text:p>
            <text:p text:style-name="P2"><text:span text:style-name="T1"><text:s text:c="5"/></text:span><text:span text:style-name="T1">at </text:span><text:span text:style-name="T2">T</text:span><text:span text:style-name="T3">c</text:span></text:p>
            <draw:enhanced-geometry svg:viewBox="0 0 21600 21600" draw:type="mso-spt202" draw:enhanced-path="M 0 0 L 21600 0 21600 21600 0 21600 0 0 Z N"/>
          </draw:custom-shape>
        </draw:g>
        <draw:line draw:style-name="gr5" draw:text-style-name="P4" draw:layer="layout" svg:x1="9.17cm" svg:y1="4.497cm" svg:x2="12.936cm" svg:y2="4.497cm">
          <text:p/>
        </draw:line>
        <draw:custom-shape draw:style-name="gr6" draw:text-style-name="P3" draw:layer="layout" svg:width="3.677cm" svg:height="0.768cm" svg:x="9.129cm" svg:y="3.24cm">
          <text:p text:style-name="P2"><text:span text:style-name="T4">Heat transfer, </text:span><text:span text:style-name="T5">dq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821cm" svg:height="1.03cm" svg:x="1.89cm" svg:y="3.998cm">
          <text:p text:style-name="P2"><text:span text:style-name="T6">dS</text:span><text:span text:style-name="T7">h</text:span><text:span text:style-name="T8"> = </text:span><text:span text:style-name="T9"></text:span><text:span text:style-name="T6">dq</text:span><text:span text:style-name="T8"> / </text:span><text:span text:style-name="T6">T</text:span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01cm" svg:height="1.03cm" svg:x="16.24cm" svg:y="4.003cm">
          <text:p text:style-name="P2"><text:span text:style-name="T6">dS</text:span><text:span text:style-name="T7">c</text:span><text:span text:style-name="T8"> = </text:span><text:span text:style-name="T6">dq</text:span><text:span text:style-name="T8"> / </text:span><text:span text:style-name="T6">T</text:span><text:span text:style-name="T7">c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212cm" svg:height="1.03cm" svg:x="9.98cm" svg:y="7.129cm">
          <text:p text:style-name="P2"><text:span text:style-name="T10">T</text:span><text:span text:style-name="T11">h</text:span><text:span text:style-name="T12"> &gt; </text:span><text:span text:style-name="T10">T</text:span><text:span text:style-name="T11">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OpenEnd_20_5" draw:display-name="msArrowOpenEnd 5" svg:viewBox="0 0 954 954" svg:d="m477 0 477 868-143 86-334-611-334 611-143-8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08T21:20:52</meta:creation-date>
    <dc:creator>Jussi Eloranta</dc:creator>
    <dc:date>2008-05-08T21:21:26</dc:date>
    <meta:editing-cycles>1</meta:editing-cycles>
    <meta:editing-duration>PT36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